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P1" style:family="paragraph" style:parent-style-name="Table_20_Contents">
      <style:paragraph-properties fo:text-align="end" style:justify-single-word="false"/>
    </style:style>
    <style:style style:name="P2" style:family="paragraph" style:parent-style-name="Footer">
      <style:text-properties fo:font-size="8pt" style:font-size-asian="8pt" style:font-size-complex="8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4791in" style:auto-text-indent="false"/>
    </style:style>
    <style:style style:name="P5" style:family="paragraph" style:parent-style-name="Standard">
      <style:paragraph-properties fo:margin-left="0in" fo:margin-right="0in"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indent="0.4898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fo:font-weight="bold" style:font-weight-asian="bold" style:font-weight-complex="bold"/>
    </style:style>
    <style:style style:name="P10" style:family="paragraph" style:parent-style-name="Standard">
      <style:paragraph-properties fo:margin-left="0in" fo:margin-right="0in" fo:text-indent="0in" style:auto-text-indent="false"/>
      <style:text-properties style:text-underline-style="none" fo:font-weight="bold" style:font-weight-asian="bold" style:font-weight-complex="bold"/>
    </style:style>
    <style:style style:name="P11" style:family="paragraph" style:parent-style-name="Standard">
      <style:paragraph-properties fo:margin-left="0in" fo:margin-right="0in" fo:text-align="center" style:justify-single-word="false" fo:text-indent="0in" style:auto-text-indent="false"/>
      <style:text-properties style:text-underline-style="none" fo:font-weight="bold" style:font-weight-asian="bold" style:font-weight-complex="bold"/>
    </style:style>
    <style:style style:name="P12" style:family="paragraph" style:parent-style-name="Standard">
      <style:paragraph-properties fo:margin-left="0in" fo:margin-right="0in" fo:text-align="center" style:justify-single-word="false" fo:text-indent="0in" style:auto-text-indent="false"/>
      <style:text-properties style:text-underline-style="none" fo:font-weight="normal" style:font-weight-asian="normal" style:font-weight-complex="normal"/>
    </style:style>
    <style:style style:name="P13" style:family="paragraph" style:parent-style-name="Standard">
      <style:paragraph-properties fo:margin-left="0in" fo:margin-right="0in" fo:text-indent="0.4898in" style:auto-text-indent="false"/>
    </style:style>
    <style:style style:name="P14" style:family="paragraph" style:parent-style-name="Standard">
      <style:paragraph-properties fo:margin-left="0in" fo:margin-right="0in" fo:text-indent="0.4898in" style:auto-text-indent="false"/>
      <style:text-properties style:text-underline-style="none" fo:font-weight="normal" style:font-weight-asian="normal" style:font-weight-complex="normal"/>
    </style:style>
    <style:style style:name="P15" style:family="paragraph" style:parent-style-name="Standard">
      <style:paragraph-properties fo:margin-left="0in" fo:margin-right="0in" fo:text-indent="0.4898in" style:auto-text-indent="false"/>
      <style:text-properties style:text-underline-style="none" fo:font-weight="bold" style:font-weight-asian="bold" style:font-weight-complex="bold"/>
    </style:style>
    <style:style style:name="P16" style:family="paragraph" style:parent-style-name="Standard">
      <style:paragraph-properties fo:margin-left="0in" fo:margin-right="0in" fo:text-indent="0.4898in" style:auto-text-indent="false"/>
      <style:text-properties style:font-name="Courier 10 Pitch" style:text-underline-style="none" fo:font-weight="normal" style:font-weight-asian="normal" style:font-weight-complex="normal"/>
    </style:style>
    <style:style style:name="P17" style:family="paragraph" style:parent-style-name="Table_20_Contents">
      <style:text-properties style:font-name="Courier 10 Pitch"/>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rting “Battle Game” from Python to C++ Part 3</text:p>
      <text:p text:style-name="Standard"/>
      <text:h text:style-name="Heading_20_1" text:outline-level="1">Spec:</text:h>
      <text:p text:style-name="P7">In the final version of Battle Game, we are going to again refactor the code to include Classes, and File I/O. This time, main.py, equipment.py, and player.py are included files.</text:p>
      <text:p text:style-name="P7"/>
      <text:p text:style-name="P5">Equipment and Player objects – Classes </text:p>
      <text:p text:style-name="P7">This time around we're going to encapsulate the equipment information and player information into classes. Each will have a set of member variables and functions.</text:p>
      <text:p text:style-name="P7"/>
      <text:p text:style-name="P5">Scripting Equipment – File I/O</text:p>
      <text:p text:style-name="P7">We are going to store the equipment's information in a text file this time around, and load it in at the beginning of the game. <text:s/>We will store the equipment in an array, and assume that there will be no more than 5 pieces of equipment available.</text:p>
      <text:p text:style-name="P7"/>
      <text:p text:style-name="P5">Strategy – multiple-word attributes</text:p>
      <text:p text:style-name="P7">The names of equipment will have more than one word in it – remember that C++ uses whitespace as delimiters automatically. To account for this, we're going to use <text:span text:style-name="T2">flags</text:span><text:span text:style-name="T4"> in the text file. Flags are just text labels we make up, that our program will recognize as we're reading it in. We can use this to denote the beginning and ending of an equipment spec, and the beginning and end of a multi-word field.</text:span></text:p>
      <text:p text:style-name="P7"><text:span text:style-name="T4">For example:</text:span></text:p>
      <table:table table:name="Table1" table:style-name="Table1">
        <table:table-column table:style-name="Table1.A"/>
        <table:table-row>
          <table:table-cell table:style-name="Table1.A1" office:value-type="string">
            <text:p text:style-name="P17">EQUIPMENT_BEGIN</text:p>
            <text:p text:style-name="P17"><text:tab/>NAME_BEGIN <text:tab/>Knight's Pack <text:tab/><text:tab/>NAME_END</text:p>
            <text:p text:style-name="P17"><text:tab/>ATTACK<text:tab/><text:tab/>8</text:p>
            <text:p text:style-name="P17"><text:tab/>DEFENSE<text:tab/><text:tab/>4</text:p>
            <text:p text:style-name="P17"><text:tab/>AGILITY<text:tab/><text:tab/>3</text:p>
            <text:p text:style-name="P17">EQUIPMENT_END</text:p>
          </table:table-cell>
        </table:table-row>
      </table:table>
      <text:p text:style-name="P8"><text:span text:style-name="T4"/></text:p>
      <text:p text:style-name="P7"><text:span text:style-name="T4">Here, when we read in EQUIPMENT_END in the program, we'll know that we've read in all the information and can push it to a new slot in the Equipment array. When we do it this way, we can then load in the attribute (name, attack, defense, agility) in any order.</text:span></text:p>
      <text:p text:style-name="P7"/>
      <text:h text:style-name="Heading_20_1" text:outline-level="1">Tips</text:h>
      <text:p text:style-name="P6">Work on this <text:span text:style-name="T6">a little bit at a time</text:span></text:p>
      <text:p text:style-name="P11">Also remember to commit &amp; sync after each major change!</text:p>
      <text:p text:style-name="P12">That way, if you goof something up, you have a backup to fall back on, or at least to reference.</text:p>
      <text:p text:style-name="P11"/>
      <text:p text:style-name="P7"><text:span text:style-name="T7">First work on adding an </text:span><text:span text:style-name="T8">Equipment</text:span><text:span text:style-name="T9"> class and completely gutting the old Equipment system. Don't bother with File I/O or the player class until this part is done.</text:span></text:p>
      <text:p text:style-name="P14"><text:soft-page-break/>Then work on replacing the player class, and then finally adding in the file I/O to load in equipment information!</text:p>
      <text:p text:style-name="P14"/>
      <text:p text:style-name="P10">Opening a file using a string variable</text:p>
      <text:p text:style-name="P14">In C++, you'll get no problem if you try to open a file like this:</text:p>
      <text:p text:style-name="P16">infile.open( “myfile.txt” );</text:p>
      <text:p text:style-name="P14"/>
      <text:p text:style-name="P14">However, if you store “myfile.txt” in a <text:span text:style-name="T5">string</text:span> variable and try to pass that in, you will get a compile-time error. <text:s/>This is because it is expecting a C-string. <text:s/>You can easily cast your C++ <text:span text:style-name="T5">string</text:span> object to a C-string like this:</text:p>
      <text:p text:style-name="P16">infile.open( filename.<text:span text:style-name="T5">c_str()</text:span> );</text:p>
      <text:p text:style-name="P15"/>
      <text:h text:style-name="Heading_20_1" text:outline-level="1">Dates:</text:h>
      <text:p text:style-name="Standard">Assigned:<text:tab/>2013-06-27<text:tab/>Thursday</text:p>
      <text:p text:style-name="Standard">Due:<text:tab/><text:tab/>2013-07-09<text:tab/><text:span text:style-name="T5">Tuesday</text:span> at 11:59 pm</text:p>
      <text:p text:style-name="Standard"><text:tab/><text:tab/><text:tab/><text:tab/>The Thursday following June 27 is the 4th of July, so I'm going to extend <text:tab/><text:tab/><text:tab/><text:tab/><text:tab/>this to Tuesday the 9th.</text:p>
      <text:p text:style-name="Standard"/>
      <text:p text:style-name="P4">Make sure that your source code is <text:span text:style-name="T1">committed</text:span><text:span text:style-name="T3"> and </text:span><text:span text:style-name="T1">synced</text:span><text:span text:style-name="T3"> to your student GitHub account. You do not need to turn in the code via Blackboard or anything el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table-cell table:style-name="Table3.A1" office:value-type="string">
              <text:p text:style-name="Header">CS 201 Problem Solving &amp; Programming II</text:p>
            </table:table-cell>
            <table:table-cell table:style-name="Table3.A1" office:value-type="string">
              <text:p text:style-name="MP1">Assignment 3</text:p>
            </table:table-cell>
          </table:table-row>
        </table:table>
        <text:p text:style-name="Header"/>
      </style:header>
      <style:footer>
        <text:p text:style-name="MP2">Last updated 2013-06-0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6-03T14:36:27</dc:date>
    <meta:editing-duration>PT1H8M50S</meta:editing-duration>
    <meta:editing-cycles>80</meta:editing-cycles>
    <meta:document-statistic meta:table-count="2" meta:image-count="0" meta:object-count="0" meta:page-count="2" meta:paragraph-count="36" meta:word-count="495" meta:character-count="2778" meta:non-whitespace-character-count="2295"/>
  </office:meta>
</office:document-meta>
</file>